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B09B4544DF1BDC9.jpg" manifest:media-type="image/jpeg"/>
  <manifest:file-entry manifest:full-path="Pictures/10000000000000690000002D1A08DCEDE3C65F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1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2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3" style:family="paragraph" style:parent-style-name="Footer">
      <style:text-properties style:font-size-complex="10pt"/>
    </style:style>
    <style:style style:name="P14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5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6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8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9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4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6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7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8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Standard">
      <style:text-properties fo:color="#0000ff" style:font-name="Arial" fo:font-size="10pt" fo:font-style="italic" officeooo:rsid="00147cf1" officeooo:paragraph-rsid="00147cf1" style:font-size-asian="10pt" style:font-style-asian="italic" style:font-name-complex="Arial" style:font-size-complex="10pt"/>
    </style:style>
    <style:style style:name="P31" style:family="paragraph" style:parent-style-name="Standard">
      <style:text-properties fo:color="#0000ff" style:font-name="Arial" fo:font-size="10pt" fo:font-style="italic" officeooo:rsid="00175e7d" officeooo:paragraph-rsid="00175e7d" style:font-size-asian="10pt" style:font-style-asian="italic" style:font-name-complex="Arial" style:font-size-complex="10pt"/>
    </style:style>
    <style:style style:name="P32" style:family="paragraph" style:parent-style-name="Standard">
      <style:text-properties fo:color="#0000ff" style:font-name="Arial" fo:font-size="10pt" fo:font-style="italic" officeooo:paragraph-rsid="00175e7d" style:font-size-asian="10pt" style:font-style-asian="italic" style:font-name-complex="Arial" style:font-size-complex="10pt"/>
    </style:style>
    <style:style style:name="P33" style:family="paragraph" style:parent-style-name="Standard">
      <style:text-properties style:font-name="Arial" fo:font-size="10pt" officeooo:rsid="00147cf1" officeooo:paragraph-rsid="00147cf1" style:font-size-asian="10pt" style:font-name-complex="Arial" style:font-size-complex="10pt"/>
    </style:style>
    <style:style style:name="P34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5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style:font-size-asian="12pt" style:font-name-complex="Arial" style:font-size-complex="12pt"/>
    </style:style>
    <style:style style:name="P38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1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4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language="pt" fo:country="BR" fo:font-weight="normal" style:font-weight-asian="normal"/>
    </style:style>
    <style:style style:name="T6" style:family="text">
      <style:text-properties officeooo:rsid="0013a7b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TERMO DE ABERTURA</text:span><text:span text:style-name="T3"> DO PROJETO</text:span></text:p>
      <text:p text:style-name="P16"/>
      <text:p text:style-name="P15">Identificação do Projeto</text:p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10">{<text:span text:style-name="T6">Controle de Sócios do Clube</text:span></text:p>
          </table:table-cell>
        </table:table-row>
      </table:table>
      <text:p text:style-name="P14"/>
      <text:p text:style-name="P15">Histórico de Registro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ão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ção</text:p>
          </table:table-cell>
        </table:table-row>
        <table:table-row table:style-name="Table2.1">
          <table:table-cell table:style-name="Table2.A1" office:value-type="string">
            <text:p text:style-name="P8">1.0</text:p>
          </table:table-cell>
          <table:table-cell table:style-name="Table2.A1" office:value-type="string">
            <text:p text:style-name="P30">23/08/2016</text:p>
          </table:table-cell>
          <table:table-cell table:style-name="Table2.A1" office:value-type="string">
            <text:p text:style-name="P30">Humberto Gonçalves</text:p>
          </table:table-cell>
          <table:table-cell table:style-name="Table2.D1" office:value-type="string">
            <text:p text:style-name="P33">Iniciando o preenchimento do termo de abertura do Projeto</text:p>
          </table:table-cell>
        </table:table-row>
        <table:table-row table:style-name="Table2.1">
          <table:table-cell table:style-name="Table2.A1" office:value-type="string">
            <text:p text:style-name="P27">{1.1}</text:p>
          </table:table-cell>
          <table:table-cell table:style-name="Table2.A1" office:value-type="string">
            <text:p text:style-name="P10">Data do histórico: dd/mm/aaaa}</text:p>
          </table:table-cell>
          <table:table-cell table:style-name="Table2.A1" office:value-type="string">
            <text:p text:style-name="P10">{Autor da elaboração/modificação}</text:p>
          </table:table-cell>
          <table:table-cell table:style-name="Table2.D1" office:value-type="string">
            <text:p text:style-name="P10">{Motivo da modificação}</text:p>
          </table:table-cell>
        </table:table-row>
      </table:table>
      <text:p text:style-name="P18"/>
      <text:h text:style-name="P36" text:outline-level="1">Justificativa</text:h>
      <text:p text:style-name="P10"/>
      <text:p text:style-name="P31">O problema desse projeto é apresentar a descrição dos serviços e funções <text:s/>que o sistema de clube de sócios precisa. Necessitando o reconhecimento para controlar a entrada de seus funcionários para a segurança</text:p>
      <text:p text:style-name="P32"/>
      <text:h text:style-name="P38" text:outline-level="1">Objetivo do Projeto</text:h>
      <text:p text:style-name="P10"/>
      <text:p text:style-name="P31">Reconhecer oas pessoas que entraão no clube, para controlar a entrada de seus funcionários para a segurança.</text:p>
      <text:p text:style-name="P10"/>
      <text:p text:style-name="P10"/>
      <text:p text:style-name="P10">{Descrever o que se pretende realizar para resolver o problema central ou explorar a oportunidade identificada.</text:p>
      <text:p text:style-name="P10">Para a correta definição do objetivo específico siga a regra “SMART”:</text:p>
      <text:list xml:id="list5404835115776337763" text:style-name="WW8Num7">
        <text:list-item>
          <text:p text:style-name="P29">Specífic (específico): Deve ser redigido de forma clara, concisa e compreensiva;</text:p>
        </text:list-item>
        <text:list-item>
          <text:p text:style-name="P29">Measurable (mensurável): O objetivo específico deve ser mensurável, ou seja, possível de ser medido por meio de um ou mais indicadores;</text:p>
        </text:list-item>
        <text:list-item>
          <text:p text:style-name="P29">Agreed (acordado): Deve ser acordado com as partes interessadas (Stakeholders);</text:p>
        </text:list-item>
        <text:list-item>
          <text:p text:style-name="P29">Realistic (realista): Deve estar centrado na realidade, no que é possível de ser feito considerando as premissas e restrições existentes;</text:p>
        </text:list-item>
        <text:list-item>
          <text:p text:style-name="P29">Time Bound (Limitado no tempo): Deve ter um prazo determinado para sua finalização}</text:p>
        </text:list-item>
      </text:list>
      <text:p text:style-name="P23"/>
      <text:h text:style-name="P39" text:outline-level="1">Alinhamento Estratégico</text:h>
      <text:h text:style-name="P37" text:outline-level="1" text:is-list-header="true"><text:span text:style-name="T5"/></text:h>
      <text:h text:style-name="P37" text:outline-level="1"><text:span text:style-name="T5">Responsabilidades e Partes Interessadas</text:span></text:h>
      <text:p text:style-name="P42"/>
      <text:p text:style-name="P24"/>
      <text:h text:style-name="P36" text:outline-level="1">Escopo</text:h>
      <text:p text:style-name="P23"/>
      <text:h text:style-name="P36" text:outline-level="1"><text:soft-page-break/>Restrições</text:h>
      <text:p text:style-name="P23"/>
      <text:h text:style-name="P36" text:outline-level="1">Riscos Iniciais</text:h>
      <text:p text:style-name="P23"/>
      <text:h text:style-name="P36" text:outline-level="1">Tempo Estimado</text:h>
      <text:p text:style-name="P23"/>
      <text:h text:style-name="P37" text:outline-level="1"><text:span text:style-name="T5">Custo Estimado</text:span></text:h>
      <text:p text:style-name="P42"/>
      <text:p text:style-name="P22">10. Ferramentas utilizadas</text:p>
      <text:p text:style-name="P21"/>
      <text:h text:style-name="P36" text:outline-level="1">Gerente do Projeto</text:h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0" text:outline-level="2">Nome</text:h>
          </table:table-cell>
          <table:table-cell table:style-name="Table3.B1" office:value-type="string">
            <text:h text:style-name="P41" text:outline-level="2">Email</text:h>
          </table:table-cell>
        </table:table-row>
      </table:table>
      <text:p text:style-name="P19"/>
      <text:h text:style-name="P36" text:outline-level="1">Aprovação do Termo de Abertura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5">Unidade Demandante</text:p>
          </table:table-cell>
          <table:table-cell table:style-name="Table4.B1" office:value-type="string">
            <text:p text:style-name="P9">Data</text:p>
          </table:table-cell>
          <table:table-cell table:style-name="Table4.C1" office:value-type="string">
            <text:p text:style-name="P17">Assinatura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1A08DCEDE3C65F7A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B09B4544DF1BDC9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20:06:16.362248193</dc:date>
    <meta:print-date>2010-10-06T12:21:00</meta:print-date>
    <meta:editing-cycles>85</meta:editing-cycles>
    <meta:editing-duration>PT4H6M30S</meta:editing-duration>
    <meta:generator>LibreOffice/5.1.5.2$Linux_X86_64 LibreOffice_project/10$Build-2</meta:generator>
    <meta:document-statistic meta:table-count="6" meta:image-count="2" meta:object-count="0" meta:page-count="2" meta:paragraph-count="48" meta:word-count="261" meta:character-count="1677" meta:non-whitespace-character-count="1476"/>
  </office:meta>
</office:document-meta>
</file>